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rategy-title" style:list-style-name="L3">
      <style:graphic-properties draw:fill-color="#ffffff" draw:auto-grow-height="true" fo:min-height="3.506cm"/>
    </style:style>
    <style:style style:name="pr2" style:family="presentation" style:parent-style-name="prs-strategy-outline1">
      <style:graphic-properties draw:auto-grow-height="true" fo:min-height="13.23cm"/>
    </style:style>
    <style:style style:name="pr3" style:family="presentation" style:parent-style-name="prs-strategy-notes">
      <style:graphic-properties draw:fill-color="#ffffff" draw:auto-grow-height="true" fo:min-height="11.409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prs-strategy" presentation:presentation-page-layout-name="AL1T1">
        <draw:frame presentation:style-name="pr1" draw:text-style-name="P1" draw:layer="layout" svg:width="23.911cm" svg:height="3.506cm" svg:x="2.058cm" svg:y="0.325cm" presentation:class="title">
          <draw:text-box>
            <text:p text:style-name="P1">Linux</text:p>
          </draw:text-box>
        </draw:frame>
        <draw:frame presentation:style-name="pr2" draw:text-style-name="P2" draw:layer="layout" svg:width="23.548cm" svg:height="13.23cm" svg:x="3.023cm" svg:y="6.178cm" presentation:class="outline">
          <draw:text-box>
            <text:p text:style-name="P2">Что в нем есть ЦАП (цифрово аналоговый преобразователь) Кото-ПЕС.</text:p>
            <text:p text:style-name="P2">Стилус.</text:p>
            <text:p text:style-name="P2">Касание.</text:p>
            <text:p text:style-name="P2">Scrypt-BASIC.</text:p>
            <text:p text:style-name="P2">Дерево-Деревья.</text:p>
          </draw:text-box>
        </draw:frame>
        <presentation:notes draw:style-name="dp2">
          <draw:page-thumbnail draw:style-name="gr1" draw:layer="layout" svg:width="13.705cm" svg:height="10.279cm" svg:x="3.647cm" svg:y="2.853cm" draw:page-number="1" presentation:class="page"/>
          <draw:frame presentation:style-name="pr3" draw:text-style-name="P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23-05-22T05:02:30.80</meta:creation-date>
    <dc:language>en-US</dc:language>
    <meta:editing-cycles>2</meta:editing-cycles>
    <meta:editing-duration>PT4M11S</meta:editing-duration>
    <meta:initial-creator>Сергей Молочников</meta:initial-creator>
    <dc:date>2023-05-22T05:06:32.62</dc:date>
    <dc:creator>Сергей Молочников</dc:creator>
    <meta:document-statistic meta:object-count="13"/>
    <meta:user-defined meta:name="Info 0"/>
    <meta:user-defined meta:name="Info 1"/>
    <meta:user-defined meta:name="Info 2"/>
    <meta:user-defined meta:name="Info 3"/>
    <meta:template xlink:type="simple" xlink:actuate="onRequest" xlink:title="Предложение стратегии" xlink:href="file:///C:/Program%20Files%20(x86)/OpenOffice%204/share/template/ru/presnt/prs-strategy.otp"/>
  </office:meta>
</office:document-meta>
</file>